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1.492cm" style:rel-column-width="6273*"/>
    </style:style>
    <style:style style:name="Tabla1.B" style:family="table-column">
      <style:table-column-properties style:column-width="1.266cm" style:rel-column-width="5324*"/>
    </style:style>
    <style:style style:name="Tabla1.C" style:family="table-column">
      <style:table-column-properties style:column-width="3.327cm" style:rel-column-width="13984*"/>
    </style:style>
    <style:style style:name="Tabla1.D" style:family="table-column">
      <style:table-column-properties style:column-width="6.237cm" style:rel-column-width="26219*"/>
    </style:style>
    <style:style style:name="Tabla1.E" style:family="table-column">
      <style:table-column-properties style:column-width="3.267cm" style:rel-column-width="1373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text-properties style:font-name="Courier New1" fo:font-size="8pt" style:font-size-asian="8pt" style:font-size-complex="8pt"/>
    </style:style>
    <style:style style:name="P3" style:family="paragraph" style:parent-style-name="Text_20_body">
      <style:text-properties fo:color="#0084d1"/>
    </style:style>
    <style:style style:name="P4" style:family="paragraph" style:parent-style-name="Text_20_body">
      <style:paragraph-properties fo:line-height="100%"/>
      <style:text-properties fo:color="#0084d1"/>
    </style:style>
    <style:style style:name="P5" style:family="paragraph" style:parent-style-name="Preformatted_20_Text">
      <style:paragraph-properties fo:line-height="100%"/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P6" style:family="paragraph" style:parent-style-name="Preformatted_20_Text">
      <style:text-properties style:font-name="Courier New1" fo:font-size="8pt" style:font-size-asian="8pt" style:font-size-complex="8pt"/>
    </style:style>
    <style:style style:name="P7" style:family="paragraph" style:parent-style-name="Preformatted_20_Text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2">
      <style:text-properties fo:color="#7e0021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Text_20_body">
      <style:text-properties fo:color="#009933"/>
    </style:style>
    <style:style style:name="P12" style:family="paragraph" style:parent-style-name="Text_20_body">
      <style:text-properties fo:color="#0084d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Courier New1" fo:font-size="8pt" fo:letter-spacing="normal" fo:font-style="normal" fo:font-weight="bold" style:font-size-asian="8pt" style:font-size-complex="8pt"/>
    </style:style>
    <style:style style:name="T5" style:family="text">
      <style:text-properties fo:color="#0084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8863729031904748" text:style-name="Outline">
        <text:list-item>
          <text:h text:style-name="P10" text:outline-level="1">Diseño Rupu APP</text:h>
        </text:list-item>
      </text:list>
      <text:p text:style-name="Text_20_body"/>
      <text:p text:style-name="Text_20_body"/>
      <text:list xml:id="list40556656" text:continue-numbering="true" text:style-name="Outline">
        <text:list-item>
          <text:list>
            <text:list-item>
              <text:h text:style-name="Heading_20_2" text:outline-level="2">Cliente</text:h>
            </text:list-item>
          </text:list>
        </text:list-item>
      </text:list>
      <text:p text:style-name="P3">c_agregar_paquete--&gt;Agrega paquete que desea ser comprado</text:p>
      <text:p text:style-name="Text_20_body">c_autentif_principal-&gt;Pantalla de ingreso</text:p>
      <text:p text:style-name="P3">c-carro_de_compras-&gt;Se cuelgan las selecciones</text:p>
      <text:p text:style-name="P11">compras----------&gt;Permite realizar las compras</text:p>
      <text:p text:style-name="Text_20_body">contactar--------&gt;Pantalla con los datos de Rupu </text:p>
      <text:p text:style-name="Text_20_body">comentar---------&gt;Comentarios del servicio</text:p>
      <text:p text:style-name="P1">configuracion----&gt;Pantalla donde se definen los colores y.</text:p>
      <text:p text:style-name="P4">c-presentación-----&gt;Pantalla principal </text:p>
      <text:p text:style-name="P1">quiero_una_app---&gt; Pantalla donde se muestran mis servicios</text:p>
      <text:p text:style-name="P4">C-ver_mas----------&gt; Detalle de las fotos y más descripiones</text:p>
      <text:list xml:id="list40580278" text:continue-numbering="true" text:style-name="Outline">
        <text:list-item>
          <text:list>
            <text:list-item>
              <text:h text:style-name="Heading_20_2" text:outline-level="2">Oficina</text:h>
            </text:list-item>
            <text:list-item>
              <text:h text:style-name="P9" text:outline-level="2">O_valores_moneda---&gt;valor del dia del dólar y del euro</text:h>
            </text:list-item>
          </text:list>
        </text:list-item>
      </text:list>
      <text:p text:style-name="Text_20_body">o_valor_dolar_hoy--&gt; Permite cargar el valor del día y hasta que se cambie.</text:p>
      <text:p text:style-name="Text_20_body">o_fechas_horas_paquete--&gt;Permite obtener las fechas y horarios posibles.</text:p>
      <text:p text:style-name="Text_20_body">Manual</text:p>
      <text:p text:style-name="Text_20_body">m_cargar_arr_paquetes_detalle</text:p>
      <text:p text:style-name="P1"/>
      <text:p text:style-name="P1"/>
      <text:p text:style-name="Text_20_body">La pantalla muestra 2:4 fotos en un celular:tablet ,y en cuanto al ancho 1:3</text:p>
      <text:p text:style-name="Text_20_body">Los títulos van centrados.</text:p>
      <text:p text:style-name="Text_20_body"/>
      <text:p text:style-name="P8"/>
      <text:list xml:id="list40588147" text:continue-numbering="true" text:style-name="Outline">
        <text:list-item>
          <text:list>
            <text:list-item>
              <text:h text:style-name="Heading_20_2" text:outline-level="2">Presentación</text:h>
            </text:list-item>
          </text:list>
        </text:list-item>
      </text:list>
      <text:p text:style-name="Text_20_body">En ellas van fotos con <text:s/>texto y precio sobrepuesto, el dólar es el valor que se obtiene debiera poder customizarse si son euros o dolares pero poder poner un solo valor</text:p>
      <text:p text:style-name="Text_20_body">Tipo:Cliente</text:p>
      <text:p text:style-name="Text_20_body">Titulo:Rupu Turismo</text:p>
      <text:p text:style-name="Text_20_body">Botonera{Vermas, carro_de_compras, contactar,comentar}</text:p>
      <text:p text:style-name="Text_20_body">Menu{contactar,configuracion,autentificar,reportes,comentar,valores_moneda}</text:p>
      <text:p text:style-name="Text_20_body">Datos_paquete{nombrePaquete,foto,descripción,dolares,pesos,(oFotos,oDescri)}</text:p>
      <text:p text:style-name="Text_20_body">Back:o_valor_dolar_hoy</text:p>
      <text:p text:style-name="Text_20_body"><text:tab/>m_cargar_arr_paquetes_detalle</text:p>
      <text:p text:style-name="Text_20_body"><text:s text:c="2"/></text:p>
      <text:p text:style-name="Text_20_body"/>
      <text:p text:style-name="Text_20_body"><text:s text:c="4"/></text:p>
      <text:p text:style-name="Text_20_body"/>
      <text:list xml:id="list40559364" text:continue-numbering="true" text:style-name="Outline">
        <text:list-item>
          <text:list>
            <text:list-item>
              <text:h text:style-name="Heading_20_2" text:outline-level="2">Ver_mas</text:h>
            </text:list-item>
          </text:list>
        </text:list-item>
      </text:list>
      <text:p text:style-name="Text_20_body">Titulo:&amp;nombre_paquete</text:p>
      <text:p text:style-name="Text_20_body">En ella se ven fotos cubiertas por textos en un scrool infinito.</text:p>
      <text:p text:style-name="Text_20_body">botonera{carro_de_compras,contactar}</text:p>
      <text:p text:style-name="Text_20_body">menu{contactar,comentar}</text:p>
      <text:p text:style-name="Text_20_body">Datos_ver_mas{(oFotos,oDescri)}</text:p>
      <text:p text:style-name="Text_20_body">Back:No tiene</text:p>
      <text:p text:style-name="Text_20_body"/>
      <text:p text:style-name="Text_20_body"/>
      <text:list xml:id="list40574390" text:continue-numbering="true" text:style-name="Outline">
        <text:list-item>
          <text:list>
            <text:list-item>
              <text:h text:style-name="Heading_20_2" text:outline-level="2">carro_de_compras</text:h>
            </text:list-item>
          </text:list>
        </text:list-item>
      </text:list>
      <text:p text:style-name="Text_20_body"><text:s text:c="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Hora</text:p>
          </table:table-cell>
          <table:table-cell table:style-name="Tabla1.A1" office:value-type="string">
            <text:p text:style-name="Table_20_Contents">Monto Pesos</text:p>
          </table:table-cell>
          <table:table-cell table:style-name="Tabla1.A1" office:value-type="string">
            <text:p text:style-name="Table_20_Contents">Paquete</text:p>
          </table:table-cell>
          <table:table-cell table:style-name="Tabla1.E1" office:value-type="string">
            <text:p text:style-name="Table_20_Contents">&lt;&lt;Eliminar&gt;&gt;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ext:p text:style-name="Text_20_body"><text:soft-page-break/><text:tab/><text:tab/><text:tab/><text:tab/><text:tab/><text:tab/><text:tab/><text:tab/><text:tab/><text:tab/><text:tab/>&lt;&lt;+&gt;&gt;</text:p>
      <text:p text:style-name="Text_20_body"/>
      <text:p text:style-name="Text_20_body">Título:Rupu Carro de compras</text:p>
      <text:p text:style-name="Text_20_body">Se despliegan las líneas compradas, evantualmente ninguna y se puede eliminar o comprar otra línea</text:p>
      <text:p text:style-name="Text_20_body">botonera{agregar_paquete,comprar,contactar}</text:p>
      <text:p text:style-name="Text_20_body">menu{}</text:p>
      <text:p text:style-name="Text_20_body">Datos_carro_de_compras{fecha,hora,monto dólar,valor dólar,monto pesos, codigo paquete}</text:p>
      <text:p text:style-name="Text_20_body">back:</text:p>
      <text:list xml:id="list40561505" text:continue-numbering="true" text:style-name="Outline">
        <text:list-item>
          <text:list>
            <text:list-item>
              <text:h text:style-name="Heading_20_2" text:outline-level="2">agregar_paquete</text:h>
            </text:list-item>
          </text:list>
        </text:list-item>
      </text:list>
      <text:p text:style-name="Text_20_body">Título:Rupu Agregar Paquete</text:p>
      <text:p text:style-name="Text_20_body">Sale un calendario con algunas fechas disponibles o full y un horario disponible o full.</text:p>
      <text:p text:style-name="Text_20_body">Se selecciona el paquete y se agrega a la lista</text:p>
      <text:p text:style-name="Text_20_body">botonera{grabar}</text:p>
      <text:p text:style-name="Text_20_body">menu{contactar,comentar}</text:p>
      <text:p text:style-name="Text_20_body">Datos_Agregar_paquete{fecha,hora,monto dólar,valor dólar,monto pesos, codigo paquete,fechas y horas validas,datos cliente}</text:p>
      <text:p text:style-name="Text_20_body">Back:o_fechas_horas_paquete</text:p>
      <text:list xml:id="list40573785" text:continue-numbering="true" text:style-name="Outline">
        <text:list-item>
          <text:list>
            <text:list-item>
              <text:h text:style-name="Heading_20_2" text:outline-level="2">c_autentif_principal</text:h>
            </text:list-item>
          </text:list>
        </text:list-item>
      </text:list>
      <text:p text:style-name="Text_20_body">Título:Rupu Identificación</text:p>
      <text:p text:style-name="Text_20_body">La primera vez que se llenan los datos del usuario se pide correo o celular y una clave ingresada dos veces,se piden dos preguntas de seguridad</text:p>
      <text:p text:style-name="Text_20_body">botonera{grabar,cambiarClave,cambiarCorreo}</text:p>
      <text:p text:style-name="Text_20_body">menu{}</text:p>
      <text:p text:style-name="Text_20_body">Datos_Agregar_paquete{</text:p>
      <text:p text:style-name="Text_20_body">Back:o_fechas_horas_paquete</text:p>
      <text:p text:style-name="Text_20_body"/>
      <text:p text:style-name="Text_20_body"/>
      <text:p text:style-name="Text_20_body"/>
      <text:list xml:id="list40585734" text:continue-numbering="true" text:style-name="Outline">
        <text:list-item>
          <text:list>
            <text:list-item>
              <text:h text:style-name="Heading_20_2" text:outline-level="2"><text:soft-page-break/>Base de datos</text:h>
            </text:list-item>
          </text:list>
        </text:list-item>
      </text:list>
      <text:p text:style-name="Text_20_body"/>
      <text:p text:style-name="Text_20_body"><text:span text:style-name="T5">paquetes</text:span>-&gt;nombrePaquete,foto,descripción,pesos,</text:p>
      <text:p text:style-name="Text_20_body"><text:tab/><text:tab/>oFotos,oDescri</text:p>
      <text:p text:style-name="Text_20_body"/>
      <text:p text:style-name="Text_20_body">cliente--&gt;</text:p>
      <text:p text:style-name="Text_20_body">Compromisos--&gt;nombrePaquete,foto,descripcion,fecha,hora,monto dólar,valor dólar,monto pesos, dni_cliente,nombre_clien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,</text:p>
      <text:p text:style-name="P5">@override</text:p>
      <text:p text:style-name="P5">Widget build(BuildContext context) {</text:p>
      <text:p text:style-name="P5"><text:s text:c="2"/>return Scaffold(</text:p>
      <text:p text:style-name="P5"><text:s text:c="4"/>appBar: AppBar(),</text:p>
      <text:p text:style-name="P5"><text:s text:c="4"/>body: OrientationBuilder(</text:p>
      <text:p text:style-name="P5"><text:s text:c="6"/>builder: (context, orientation) {</text:p>
      <text:p text:style-name="P5"><text:s text:c="8"/>return orientation == Orientation.portrait</text:p>
      <text:p text:style-name="P5"><text:s text:c="12"/>? _buildVerticalLayout()</text:p>
      <text:p text:style-name="P5"><text:s text:c="12"/>: _buildHorizontalLayout();</text:p>
      <text:p text:style-name="P5"><text:s text:c="6"/>},</text:p>
      <text:p text:style-name="P5"><text:s text:c="4"/>),</text:p>
      <text:p text:style-name="P5"><text:s text:c="2"/>);</text:p>
      <text:p text:style-name="P5">}</text:p>
      <text:p text:style-name="P5">---------------------------------</text:p>
      <text:p text:style-name="P7"><text:bookmark text:name="5cc9"/><text:span text:style-name="T3">SystemChrome.setPreferredOrientations(DeviceOrientation.</text:span><text:span text:style-name="Strong_20_Emphasis"><text:span text:style-name="T4">portraitUp</text:span></text:span><text:span text:style-name="T3">);</text:span></text:p>
      <text:p text:style-name="P6"><text:tab/>if (MediaQuery.of(context).size.width &gt; 600) {</text:p>
      <text:p text:style-name="P6"><text:s text:c="10"/>isLargeScreen = true;</text:p>
      <text:p text:style-name="P6"><text:s text:c="8"/>} else {</text:p>
      <text:p text:style-name="P6"><text:soft-page-break/><text:s text:c="10"/>isLargeScreen = false;</text:p>
      <text:p text:style-name="P6"><text:s text:c="8"/>}</text:p>
      <text:p text:style-name="P2"/>
      <text:p text:style-name="Text_20_body">http://mindicador.cl/ json con el dolar y el euro</text:p>
      <text:p text:style-name="Text_20_body"/>
      <text:p text:style-name="Text_20_body"/>
      <text:p text:style-name="Text_20_body"><text:s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3</meta:editing-cycles>
    <meta:creation-date>2018-10-30T15:54:34.944000000</meta:creation-date>
    <meta:editing-duration>PT23H43M15S</meta:editing-duration>
    <meta:generator>OpenOffice/4.1.6$Win32 OpenOffice.org_project/416m1$Build-9790</meta:generator>
    <dc:date>2019-01-05T20:36:59.76</dc:date>
    <dc:creator>Máximo Meza</dc:creator>
    <meta:document-statistic meta:table-count="1" meta:image-count="0" meta:object-count="0" meta:page-count="5" meta:paragraph-count="96" meta:word-count="357" meta:character-count="33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